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arial" officeooo:paragraph-rsid="00051910"/>
    </style:style>
    <style:style style:name="P2" style:family="paragraph" style:parent-style-name="Heading_20_3">
      <style:text-properties style:font-name="arial" officeooo:rsid="00051910" officeooo:paragraph-rsid="00051910"/>
    </style:style>
    <style:style style:name="P3" style:family="paragraph" style:parent-style-name="Heading_20_3">
      <style:paragraph-properties fo:break-before="page"/>
      <style:text-properties style:font-name="arial" officeooo:rsid="00051910" officeooo:paragraph-rsid="00051910"/>
    </style:style>
    <style:style style:name="P4" style:family="paragraph" style:parent-style-name="Heading">
      <style:text-properties style:font-name="arial" officeooo:rsid="00051910" officeooo:paragraph-rsid="00051910"/>
    </style:style>
    <style:style style:name="P5" style:family="paragraph" style:parent-style-name="Text_20_body">
      <style:text-properties style:font-name="arial" officeooo:rsid="00051910" officeooo:paragraph-rsid="00051910"/>
    </style:style>
    <style:style style:name="P6" style:family="paragraph" style:parent-style-name="Text_20_body">
      <style:text-properties style:font-name="arial" officeooo:paragraph-rsid="00051910"/>
    </style:style>
    <style:style style:name="P7" style:family="paragraph" style:parent-style-name="Text_20_body" style:list-style-name="L1">
      <style:text-properties style:font-name="arial" officeooo:paragraph-rsid="00051910"/>
    </style:style>
    <style:style style:name="P8" style:family="paragraph" style:parent-style-name="Text_20_body" style:list-style-name="L2">
      <style:text-properties style:font-name="arial" officeooo:paragraph-rsid="00051910"/>
    </style:style>
    <style:style style:name="P9" style:family="paragraph" style:parent-style-name="Text_20_body" style:list-style-name="L3">
      <style:text-properties style:font-name="arial" officeooo:paragraph-rsid="00051910"/>
    </style:style>
    <style:style style:name="P10" style:family="paragraph" style:parent-style-name="Text_20_body" style:list-style-name="L4">
      <style:text-properties style:font-name="arial" officeooo:paragraph-rsid="00051910"/>
    </style:style>
    <style:style style:name="P11" style:family="paragraph" style:parent-style-name="Text_20_body" style:list-style-name="L5">
      <style:text-properties style:font-name="arial" officeooo:paragraph-rsid="00051910"/>
    </style:style>
    <style:style style:name="P12" style:family="paragraph" style:parent-style-name="Text_20_body" style:list-style-name="L6">
      <style:text-properties style:font-name="arial" officeooo:paragraph-rsid="00051910"/>
    </style:style>
    <style:style style:name="P13" style:family="paragraph" style:parent-style-name="Text_20_body" style:list-style-name="L7">
      <style:text-properties style:font-name="arial" officeooo:paragraph-rsid="00051910"/>
    </style:style>
    <style:style style:name="P14" style:family="paragraph" style:parent-style-name="Text_20_body" style:list-style-name="L8">
      <style:text-properties style:font-name="arial" officeooo:paragraph-rsid="00051910"/>
    </style:style>
    <style:style style:name="P15" style:family="paragraph" style:parent-style-name="Heading_20_2">
      <style:text-properties style:font-name="arial"/>
    </style:style>
    <style:style style:name="P16" style:family="paragraph" style:parent-style-name="Heading_20_1">
      <style:text-properties style:font-name="arial" officeooo:rsid="00051910" officeooo:paragraph-rsid="00051910"/>
    </style:style>
    <style:style style:name="T1" style:family="text">
      <style:text-properties officeooo:rsid="000519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asters Project Proposal</text:h>
      <text:h text:style-name="P15" text:outline-level="2">Clover: A root cause analysis system for distributed systems</text:h>
      <text:p text:style-name="P4">Tyler Ruppert</text:p>
      <text:p text:style-name="P5"/>
      <text:h text:style-name="P1" text:outline-level="3"><text:span text:style-name="T1">Approvals</text:span></text:h>
      <text:p text:style-name="P5"/>
      <text:p text:style-name="P5">Approved By:</text:p>
      <text:p text:style-name="P5"/>
      <text:p text:style-name="P5">________________________________________________ <text:s text:c="9"/>Date: ________________</text:p>
      <text:p text:style-name="P5">Advisor: Dr. Yanyan Zhuang</text:p>
      <text:p text:style-name="P5"/>
      <text:p text:style-name="P5">________________________________________________ <text:s text:c="9"/>Date: ________________</text:p>
      <text:p text:style-name="P5">Committee member: Dr. Albert Glock</text:p>
      <text:p text:style-name="P5"/>
      <text:p text:style-name="P5">________________________________________________ <text:s text:c="9"/>Date: ________________</text:p>
      <text:p text:style-name="P5">Committee member: Dr. Sang-Yoon Chang</text:p>
      <text:p text:style-name="P5"/>
      <text:h text:style-name="P2" text:outline-level="3">Background Information</text:h>
      <text:p text:style-name="P6">In distributed systems, tracing the root cause of errors can be especially difficult. <text:s/>The metrics we monitor for performance often do not give much insight into what is actually wrong with the system. <text:s/>In web systems, for instance, the page load time is a very closely watched metric. <text:s/>When this grows or spikes, there is no easy way to determine the cause. <text:s/>There are simply too many metrics for a human being to monitor, and the one that actually alerts the user is not the real problem. <text:s/>Small, seemingly insignificant metrics could potentially be the cause of catastrophic failure in a system.</text:p>
      <text:p text:style-name="P6"/>
      <text:p text:style-name="P6">There is already software that solves parts of this problem, but not the entire problem. Two notable examples are Prometheus (https://prometheus.io) and Etsy Skyline (https://github.com/etsy/skyline).</text:p>
      <text:p text:style-name="P6"><text:soft-page-break/></text:p>
      <text:p text:style-name="P6">Prometheus is a monitoring tool that will track metrics and alert when there is an issue. <text:s/>This is as far as it goes. <text:s/>Prometheus does not link anomalies between metrics to determine the likely source.</text:p>
      <text:p text:style-name="P6"/>
      <text:p text:style-name="P6">Etsy also built a tool for anomaly detection, called Skyline . <text:s/>Skyline targets monitoring a large number of metrics and automatically determining what it means for a metric to be anomalous without manual configuration. <text:s/>Like Prometheus, Skyline also does not link anomalies between metrics to determine the likely source.</text:p>
      <text:p text:style-name="P6"/>
      <text:p text:style-name="P6">There is a need for software that monitors every piece of a distributed system and can assert the root cause of errors. <text:s/>Clover satisfies this need by watching the most important metrics to users. <text:s/>In the case of this project, Clover will be monitoring response time for a web application. <text:s/>When the response time becomes anomalous, Clover builds a timeline of other metrics that likely led to the problem and alerts the user.</text:p>
      <text:h text:style-name="P2" text:outline-level="3"><text:line-break/>Plan of attack</text:h>
      <text:p text:style-name="P6">The work that must be done is nicely split up into six parts. <text:s/>The first three are pre-work that needs to be done to create data for processing through Clover. <text:s/>The last three are actually the services of Clover and work closely together.</text:p>
      <text:p text:style-name="P6">The six pieces will be completed in order, and are as follows:</text:p>
      <text:list xml:id="list1956623875" text:style-name="L1">
        <text:list-item>
          <text:p text:style-name="P7">Create an example system</text:p>
        </text:list-item>
        <text:list-item>
          <text:p text:style-name="P7">Set up metric extractors to gather information on the example system</text:p>
        </text:list-item>
        <text:list-item>
          <text:p text:style-name="P7">Set up a failure injector to cause failures in the example system</text:p>
        </text:list-item>
        <text:list-item>
          <text:p text:style-name="P7">Build the metric processing service</text:p>
        </text:list-item>
        <text:list-item>
          <text:p text:style-name="P7">Build the report building service</text:p>
        </text:list-item>
        <text:list-item>
          <text:p text:style-name="P7">Build the alerting service</text:p>
        </text:list-item>
      </text:list>
      <text:h text:style-name="P2" text:outline-level="3"><text:line-break/></text:h>
      <text:h text:style-name="P3" text:outline-level="3">Tentative Schedule</text:h>
      <text:p text:style-name="P6">Before start of the semester</text:p>
      <text:list xml:id="list2433625000" text:style-name="L2">
        <text:list-item>
          <text:p text:style-name="P8">Write project proposal and design document.</text:p>
        </text:list-item>
        <text:list-item>
          <text:p text:style-name="P8">Build example system and set up metric extractors.</text:p>
        </text:list-item>
        <text:list-item>
          <text:p text:style-name="P8">Set up traditional monitoring tools that will be used to visually verify metrics are as expected while testing various pieces of Clover.</text:p>
        </text:list-item>
      </text:list>
      <text:p text:style-name="P6">Jan 16 - 28 (~2 weeks)</text:p>
      <text:list xml:id="list2525725192" text:style-name="L3">
        <text:list-item>
          <text:p text:style-name="P9">Set up and test ability to inject anomalies into the example system</text:p>
        </text:list-item>
      </text:list>
      <text:p text:style-name="P6">Jan 29 - Mar 11 (6 weeks)</text:p>
      <text:list xml:id="list858253747" text:style-name="L4">
        <text:list-item>
          <text:p text:style-name="P10">Build the metric processing service</text:p>
        </text:list-item>
      </text:list>
      <text:p text:style-name="P6">Mar 12 - Apr 8 (4 weeks)</text:p>
      <text:list xml:id="list167471074" text:style-name="L5">
        <text:list-item>
          <text:p text:style-name="P11">Build the report building service</text:p>
        </text:list-item>
      </text:list>
      <text:p text:style-name="P6">Apr 9 - Apr 22 (2 weeks)</text:p>
      <text:list xml:id="list3747352461" text:style-name="L6">
        <text:list-item>
          <text:p text:style-name="P12">Build the alerting service</text:p>
        </text:list-item>
      </text:list>
      <text:p text:style-name="P6">Apr 23 - May 10 (~3 weeks)</text:p>
      <text:list xml:id="list2595983929" text:style-name="L7">
        <text:list-item>
          <text:p text:style-name="P13">Write the thesis report</text:p>
        </text:list-item>
      </text:list>
      <text:h text:style-name="P2" text:outline-level="3"><text:line-break/>Deliverables</text:h>
      <text:list xml:id="list2955845260" text:style-name="L8">
        <text:list-item>
          <text:p text:style-name="P14">The root cause analysis system, Clover.</text:p>
        </text:list-item>
        <text:list-item>
          <text:p text:style-name="P14">The thesis report for the design and implementation of Clo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8:56:18.632873024</meta:creation-date>
    <dc:date>2018-01-11T19:05:57.322169228</dc:date>
    <meta:editing-duration>PT9M39S</meta:editing-duration>
    <meta:editing-cycles>1</meta:editing-cycles>
    <meta:document-statistic meta:table-count="0" meta:image-count="0" meta:object-count="0" meta:page-count="3" meta:paragraph-count="45" meta:word-count="565" meta:character-count="3507" meta:non-whitespace-character-count="2958"/>
    <meta:generator>LibreOffice/5.4.2.2$Linux_X86_64 LibreOffice_project/40m0$Build-2</meta:generator>
  </office:meta>
</office:document-meta>
</file>